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Ubuntu" svg:font-family="Ubuntu" style:font-adornments="Regular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ple Sequence Alignment Using Genetic Algorithms </text:h>
      <text:h text:style-name="Heading_20_2" text:outline-level="2">Introduction</text:h>
      <text:p text:style-name="Text_20_body"><text:tab/>Sequence Alignment is a common problem in bioinformatics, it involves the lining up of sequences which represent <text:s/>genes or proteins. Multiple Sequence Alignment involves trying to line up many sequences in a biologically relevant manner. An Aligned set of sequences can give a biologist information about the evolution of genes and proteins and provide information about the functionality of the genes and proteins.</text:p>
      <text:p text:style-name="Text_20_body"><text:tab/>Genetic Algorithms are used to </text:p>
      <text:p text:style-name="Text_20_body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Ubuntu" svg:font-family="Ubuntu" style:font-adornments="Regular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fo:font-size="14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6666ff" style:font-name="Ubuntu" fo:font-size="12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ff" style:font-name="Ubuntu" fo:font-size="16pt" fo:font-style="normal" fo:font-weight="normal" style:font-size-asian="14pt" style:font-style-asian="italic" style:font-weight-asian="normal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roe</meta:initial-creator>
    <meta:creation-date>2014-02-10T12:52:39</meta:creation-date>
    <meta:document-statistic meta:table-count="0" meta:image-count="0" meta:object-count="0" meta:page-count="1" meta:paragraph-count="5" meta:word-count="75" meta:character-count="517"/>
    <dc:date>2014-02-10T13:12:45</dc:date>
    <dc:creator>David Morrisroe</dc:creator>
    <meta:editing-duration>PT4M56S</meta:editing-duration>
    <meta:editing-cycles>1</meta:editing-cycles>
    <meta:generator>OpenOffice/4.0.1$Linux OpenOffice.org_project/401m5$Build-9714</meta:generator>
  </office:meta>
</office:document-meta>
</file>